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text:span text:style-name="T1">Illum et sit nisl diam at </text:span><text:a xlink:type="simple" xlink:href="https://en.wiktionary.org/wiki/aliquam" text:style-name="Internet_20_link" text:visited-style-name="Visited_20_Internet_20_Link"><text:span text:style-name="T1">aliquyam</text:span></text:a><text:span text:style-name="T1"> hendrerit diam </text:span><text:a xlink:type="simple" xlink:href="http://en.wikipedia.org/wiki/Lorem_ipsum" text:style-name="Internet_20_link" text:visited-style-name="Visited_20_Internet_20_Link"><text:span text:style-name="T1">ipsum</text:span></text:a><text:span text:style-name="T1"> sed duo sanctus sadipscing diam. Sadipscing delenit dolor sit </text:span><text:a xlink:type="simple" xlink:href="https://en.wikipedia.org/wiki/Lorem_ipsum" text:style-name="Internet_20_link" text:visited-style-name="Visited_20_Internet_20_Link"><text:span text:style-name="T1">lorem</text:span></text:a><text:span text:style-name="T1"> diam sit erat ut. Ipsum at tempor accumsan duis sit lorem minim diam aliquyam </text:span><text:a xlink:type="simple" xlink:href="https://en.wikipedia.org/wiki/JDK" text:style-name="Internet_20_link" text:visited-style-name="Visited_20_Internet_20_Link"><text:span text:style-name="T1">sed</text:span></text:a><text:span text:style-name="T1"> in sed tempor amet. Sea </text:span><text:a xlink:type="simple" xlink:href="https://en.wikipedia.org/wik/Lorem_ipsum" text:style-name="Internet_20_link" text:visited-style-name="Visited_20_Internet_20_Link"><text:span text:style-name="T1">dignissim</text:span></text:a><text:span text:style-name="T1"> invidunt eros aliquyam erat et vel volutpat. </text:span><text:a xlink:type="simple" xlink:href="https://en.wikipedia.org/wiki/Voluptuary" text:style-name="Internet_20_link" text:visited-style-name="Visited_20_Internet_20_Link"><text:span text:style-name="T1">Voluptua</text:span></text:a><text:span text:style-name="T1"> accusam sanctus nonumy sea aliquyam </text:span><text:a xlink:type="simple" xlink:href="http://en.wikipedia.org/wiki/Labore" text:style-name="Internet_20_link" text:visited-style-name="Visited_20_Internet_20_Link"><text:span text:style-name="T1">labore</text:span></text:a><text:span text:style-name="T1"> erat vero eos et </text:span><text:a xlink:type="simple" xlink:href="https://owasp.org/badurl" text:style-name="Internet_20_link" text:visited-style-name="Visited_20_Internet_20_Link"><text:span text:style-name="T1">nonummy</text:span></text:a><text:span text:style-name="T1"> amet. Et erat sanctus sed stet eirmod no adipiscing invidunt. Vel takimata possim est tempor iusto duis aliquyam.</text:span></text:p>
      <text:p text:style-name="P1"/>
      <text:p text:style-name="Standard"><text:span text:style-name="T1">Consectetuer labore stet sanctus veniam kasd eirmod diam ut et dolores lorem gubergren hendrerit. Sit dolores rebum minim </text:span><text:a xlink:type="simple" xlink:href="https://fr.wikipedia.org/wiki/NotAPage" text:style-name="Internet_20_link" text:visited-style-name="Visited_20_Internet_20_Link"><text:span text:style-name="T1">gubergren</text:span></text:a><text:span text:style-name="T1"> et veniam commodo at eos ipsum at dolore kasd eum. Sed eos feugiat </text:span><text:a xlink:type="simple" xlink:href="http://dymmy.web.site/url" text:style-name="Internet_20_link" text:visited-style-name="Visited_20_Internet_20_Link"><text:span text:style-name="T1">sadipscing</text:span></text:a><text:span text:style-name="T1"> ut et amet accumsan </text:span><text:a xlink:type="simple" xlink:href="https://en.wikipedia.org/wiki/Kōta_Takai" text:style-name="Internet_20_link" text:visited-style-name="Visited_20_Internet_20_Link"><text:span text:style-name="T1">takimata</text:span></text:a><text:span text:style-name="T1"> labore. Vero justo erat eu rebum sea diam. Duo accusam stet rebum volutpat dolore odio rebum sed ut in diam tempor velit dolor liber magna elitr aliquyam. </text:span><text:a xlink:type="simple" xlink:href="mailto:dymmy@email.dot.tld" text:style-name="Internet_20_link" text:visited-style-name="Visited_20_Internet_20_Link"><text:span text:style-name="T1">Tempor</text:span></text:a><text:span text:style-name="T1"> aliquyam et. Vero esse duo est lorem vel facilisis voluptua blandit no sea ea et aliquyam. Sadipscing invidunt elit enim elit ut. Eos diam sea est clita takimata takimata. Dolor erat dolor dolor ipsum est invidunt soluta. Amet </text:span><text:a xlink:type="simple" xlink:href="https://en.wikipedia.org/wiki/Kōta_Takai" text:style-name="Internet_20_link" text:visited-style-name="Visited_20_Internet_20_Link"><text:span text:style-name="T1">takimata</text:span></text:a><text:span text:style-name="T1"> lorem aliquip. Amet magna diam molestie nulla justo ut magna vulputate iusto duo eleifend. In ipsum dolore vero eos nulla gubergren nonumy accusam.</text:span></text:p>
      <text:p text:style-name="P1"/>
      <text:p text:style-name="Standard"><text:span text:style-name="T1">Ut eirmod stet elitr nonumy et takimata ea gubergren no eos. </text:span><text:a xlink:type="simple" xlink:href="https://en.wikipedia.org/wiki/Dolores_O'Riordan" text:style-name="Internet_20_link" text:visited-style-name="Visited_20_Internet_20_Link"><text:span text:style-name="T1">Dolores</text:span></text:a><text:span text:style-name="T1"> sit sadipscing no duo voluptua laoreet ipsum praesent ipsum et sed. </text:span><text:a xlink:type="simple" xlink:href="https://fr.wikipedia.org/wiki/Dolores_O'Riordan" text:style-name="Internet_20_link" text:visited-style-name="Visited_20_Internet_20_Link"><text:span text:style-name="T1">Dolore</text:span></text:a><text:span text:style-name="T1"> sit consetetur imperdiet et stet sadipscing rebum eu tincidunt dolore </text:span><text:a xlink:type="simple" xlink:href="http://owasp.org/badurl" text:style-name="Internet_20_link" text:visited-style-name="Visited_20_Internet_20_Link"><text:span text:style-name="T1">accusam</text:span></text:a><text:span text:style-name="T1"> at volutpat dolor ad. Et eirmod gubergren et. Amet at consequat esse nonumy. Dignissim dolores sanctus stet ipsum sanctus ut consequat et eros iriure lobortis consequat rebum </text:span><text:a xlink:type="simple" xlink:href="http://kyoto-keihoku.jp/en/howto/see/1714/" text:style-name="Internet_20_link" text:visited-style-name="Visited_20_Internet_20_Link"><text:span text:style-name="T1">takimata</text:span></text:a><text:span text:style-name="T1"> in. Sadipscing quis accusam vel molestie ut laoreet clita duo dolor mazim laoreet ut et elitr eos sed dolore ipsum. Dolor consequat et feugiat stet aliquam. Et </text:span><text:a xlink:type="simple" xlink:href="https://github.com/takimata" text:style-name="Internet_20_link" text:visited-style-name="Visited_20_Internet_20_Link"><text:span text:style-name="T1">takimata</text:span></text:a><text:span text:style-name="T1"> elitr nonumy dolor molestie. </text:span><text:a xlink:type="simple" xlink:href="https://fr.wiktionary.org/wiki/dolor" text:style-name="Internet_20_link" text:visited-style-name="Visited_20_Internet_20_Link"><text:span text:style-name="T1">Dolor</text:span></text:a><text:span text:style-name="T1"> sadipscing elitr elitr diam. Diam nonumy invidunt option eu amet nonumy sed sadipscing kasd in sit dolore dolor. Iusto ut </text:span><text:a xlink:type="simple" xlink:href="https://www.wordhippo.com/what-is/the-meaning-of/latin-word-03528c2f93ecdfb462a61d01138006b711511285.html" text:style-name="Internet_20_link" text:visited-style-name="Visited_20_Internet_20_Link"><text:span text:style-name="T1">consequat</text:span></text:a><text:span text:style-name="T1"> voluptua rebum ad zzril ipsum feugait assum tation consetetur ipsum eos ut ut tation. Lobortis stet eos sanctus aliquyam et gubergren nostrud dolor rebum eos quod kasd molestie. Sit justo consectetuer velit era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mjrey</meta:initial-creator>
    <meta:creation-date>2026-01-29T15:44:36.430214965</meta:creation-date>
    <dc:date>2026-02-03T19:57:22.606062084</dc:date>
    <dc:creator>fmjrey</dc:creator>
    <meta:editing-duration>PT25M34S</meta:editing-duration>
    <meta:editing-cycles>6</meta:editing-cycles>
    <meta:generator>LibreOffice/24.2.7.2$Linux_X86_64 LibreOffice_project/420$Build-2</meta:generator>
    <meta:document-statistic meta:table-count="0" meta:image-count="0" meta:object-count="0" meta:page-count="1" meta:paragraph-count="3" meta:word-count="356" meta:character-count="2213" meta:non-whitespace-character-count="1860"/>
  </office:meta>
</office:document-meta>
</file>